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ListParagraph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ListParagraph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ListParagraph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tion of JSON Configuration Parameters of the Extension Boards</text:p>
      <text:h text:style-name="Heading1" text:outline-level="1">Root Items</text:h>
      <text:list text:style-name="LFO1" text:continue-numbering="true">
        <text:list-item>
          <text:p text:style-name="P2"><text:span text:style-name="T3">NAME</text:span>: Name of the extension board</text:p>
        </text:list-item>
        <text:list-item>
          <text:p text:style-name="P4"><text:span text:style-name="T5">DESC</text:span>: Description for extension board</text:p>
        </text:list-item>
        <text:list-item>
          <text:p text:style-name="P6"><text:span text:style-name="T7">VER</text:span>: Version of the extension board</text:p>
        </text:list-item>
        <text:list-item>
          <text:p text:style-name="P8"><text:span text:style-name="T9">PD</text:span>: Production date of the extension board</text:p>
        </text:list-item>
        <text:list-item>
          <text:p text:style-name="P10"><text:span text:style-name="T11">PRMS:</text:span><text:s/>List of parameters<text:s/>supported by the board</text:p>
          <text:list text:continue-numbering="true">
            <text:list-item>
              <text:p text:style-name="P12"><text:span text:style-name="T13">PRM_x</text:span>: Parameter with an ID (x)</text:p>
              <text:list text:continue-numbering="true">
                <text:list-item>
                  <text:p text:style-name="P14"><text:span text:style-name="T15">NAME</text:span>: Name of the parameter, e.g., “Current limit”</text:p>
                </text:list-item>
                <text:list-item>
                  <text:p text:style-name="P16"><text:span text:style-name="T17">PLIST</text:span>: List of the parameters, e.g., ["0.5A","1A","2A","3A","5A"]</text:p>
                </text:list-item>
              </text:list>
            </text:list-item>
          </text:list>
        </text:list-item>
        <text:list-item>
          <text:p text:style-name="P18"><text:span text:style-name="T19">PROPS</text:span>: List of properties of the board</text:p>
          <text:list text:continue-numbering="true">
            <text:list-item>
              <text:p text:style-name="P20"><text:span text:style-name="T21">PR_x</text:span>:<text:s/>Property with an ID (x)</text:p>
              <text:list text:continue-numbering="true">
                <text:list-item>
                  <text:p text:style-name="P22"><text:span text:style-name="T23">NAME</text:span>: Name of the parameter, e.g., “Maximum output current”</text:p>
                </text:list-item>
                <text:list-item>
                  <text:p text:style-name="P24"><text:span text:style-name="T25">VAL</text:span>:<text:s/>Value of the parameter, e.g., “3A”</text:p>
                </text:list-item>
              </text:list>
            </text:list-item>
          </text:list>
        </text:list-item>
        <text:list-item>
          <text:p text:style-name="P26"><text:span text:style-name="T27">IOCH</text:span>: Description of the I/O channels on the board</text:p>
        </text:list-item>
      </text:list>
      <text:list text:style-name="LFO2" text:continue-numbering="true">
        <text:list-item>
          <text:p text:style-name="P28"><text:span text:style-name="T29">NAME</text:span>: Name of the I/O channel</text:p>
        </text:list-item>
        <text:list-item>
          <text:p text:style-name="P30"><text:span text:style-name="T31">DESC</text:span>: Description for the I/O channel</text:p>
        </text:list-item>
        <text:list-item>
          <text:p text:style-name="P32"><text:span text:style-name="T33">POS</text:span>: I/O pin index, values are: 1 - 6</text:p>
        </text:list-item>
        <text:list-item>
          <text:p text:style-name="P34"><text:span text:style-name="T35">TYPE</text:span>: Type of the I/O, it can be:</text:p>
          <text:list text:continue-numbering="true">
            <text:list-item>
              <text:p text:style-name="P36"><text:span text:style-name="T37">1:<text:s/></text:span>simple<text:span text:style-name="T38"><text:s/></text:span>output</text:p>
            </text:list-item>
            <text:list-item>
              <text:p text:style-name="P39"><text:span text:style-name="T40">2</text:span>: simple input</text:p>
            </text:list-item>
            <text:list-item>
              <text:p text:style-name="P41"><text:span text:style-name="T42">3</text:span>: PWM output</text:p>
            </text:list-item>
            <text:list-item>
              <text:p text:style-name="P43"><text:span text:style-name="T44">4</text:span>: Latching<text:s/>relay set output</text:p>
            </text:list-item>
            <text:list-item>
              <text:p text:style-name="P45"><text:span text:style-name="T46">5</text:span>: Latching<text:s/>relay reset output</text:p>
            </text:list-item>
          </text:list>
        </text:list-item>
        <text:list-item>
          <text:p text:style-name="P47"><text:span text:style-name="T48">PRMS:</text:span><text:span text:style-name="T49"><text:s/></text:span>List of<text:span text:style-name="T50"><text:s/></text:span>parameters<text:s/>and actual values, e.g.,<text:s/>{{“PREF”:“PRM_1”}, {“ACT”:”1A”}},<text:s/></text:p>
          <text:list text:continue-numbering="true">
            <text:list-item>
              <text:p text:style-name="P51"><text:span text:style-name="T52">PREF:<text:s/></text:span>Name<text:s/>of the parameter</text:p>
            </text:list-item>
            <text:list-item>
              <text:p text:style-name="P53"><text:span text:style-name="T54">ACT:</text:span><text:s/>Actual value</text:p>
            </text:list-item>
          </text:list>
        </text:list-item>
        <text:list-item>
          <text:p text:style-name="P55"><text:span text:style-name="T56">PROPS</text:span>:<text:s/>List of properties, e.g., [“PR_1”,<text:s/>“PR_2”]</text:p>
        </text:list-item>
      </text:list>
      <text:soft-page-break/>
      <text:h text:style-name="Heading1" text:outline-level="1">Examples</text:h>
      <text:p text:style-name="Normal"><draw:frame draw:z-index="0" draw:id="id0" draw:style-name="a0" draw:name="Object 5" text:anchor-type="as-char" svg:x="0in" svg:y="0in" svg:width="6.26667in" svg:height="5.19236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4-27T17:13:00Z</dc:date>
    <meta:template xlink:href="Normal" xlink:type="simple"/>
    <meta:editing-cycles>30</meta:editing-cycles>
    <meta:editing-duration>PT42720S</meta:editing-duration>
    <meta:document-statistic meta:page-count="2" meta:paragraph-count="2" meta:word-count="167" meta:character-count="1120" meta:row-count="7" meta:non-whitespace-character-count="955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